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20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3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544" calcext:value-type="float">
            <text:p>66.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1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8752" calcext:value-type="float">
            <text:p>67.7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176" calcext:value-type="float">
            <text:p>65.41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2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200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5176" calcext:value-type="float">
            <text:p>61.2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9248" calcext:value-type="float">
            <text:p>61.0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9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8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8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8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2776" calcext:value-type="float">
            <text:p>61.07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02</text:p>
          </table:table-cell>
          <table:table-cell office:value-type="string" calcext:value-type="string">
            <text:p>196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